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mic Sans MS" svg:font-family="'Comic Sans MS'" style:font-pitch="variable"/>
    <style:font-face style:name="Comic Sans MS1" svg:font-family="'Comic Sans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stroke-dash20" svg:stroke-width="0.07cm" svg:stroke-color="#313132" draw:stroke-linejoin="miter" svg:stroke-linecap="butt" draw:fill="none" fo:padding-top="0.035cm" fo:padding-bottom="0.035cm" fo:padding-left="0.035cm" fo:padding-right="0.035cm"/>
    </style:style>
    <style:style style:name="gr2" style:family="graphic" style:parent-style-name="standard">
      <style:graphic-properties draw:stroke="none" draw:fill="solid" draw:fill-color="#313132"/>
    </style:style>
    <style:style style:name="gr3" style:family="graphic" style:parent-style-name="standard">
      <style:graphic-properties draw:stroke="solid" svg:stroke-width="0.423cm" svg:stroke-color="#c3c747" draw:stroke-linejoin="miter" svg:stroke-linecap="butt" draw:fill="none" fo:padding-top="0.211cm" fo:padding-bottom="0.211cm" fo:padding-left="0.211cm" fo:padding-right="0.211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f1b953"/>
    </style:style>
    <style:style style:name="gr6" style:family="graphic" style:parent-style-name="standard">
      <style:graphic-properties draw:stroke="none" draw:fill="solid" draw:fill-color="#4399c4"/>
    </style:style>
    <style:style style:name="gr7" style:family="graphic" style:parent-style-name="standard">
      <style:graphic-properties draw:stroke="none" draw:fill="solid" draw:fill-color="#1b4867"/>
    </style:style>
    <style:style style:name="gr8" style:family="graphic" style:parent-style-name="standard">
      <style:graphic-properties draw:stroke="none" draw:fill="solid" draw:fill-color="#c3c746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c2c745"/>
    </style:style>
    <style:style style:name="gr12" style:family="graphic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164" draw:opacity="100%" draw:textarea-horizontal-align="center" draw:textarea-vertical-align="middle" draw:auto-grow-height="false" draw:fit-to-size="false" style:shrink-to-fit="false" fo:min-height="0.726cm" fo:min-width="16.725cm" fo:padding-top="0.143cm" fo:padding-bottom="0.143cm" fo:padding-left="0.263cm" fo:padding-right="0.263cm" fo:wrap-option="wrap" draw:shadow="visible" draw:shadow-offset-x="0.071cm" draw:shadow-offset-y="0.071cm" draw:shadow-color="#808080" draw:shadow-opacity="50%" style:writing-mode="lr-tb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313132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1b953"/>
    </style:style>
    <style:style style:name="P5" style:family="paragraph">
      <loext:graphic-properties draw:fill="solid" draw:fill-color="#4399c4"/>
    </style:style>
    <style:style style:name="P6" style:family="paragraph">
      <loext:graphic-properties draw:fill="solid" draw:fill-color="#1b4867"/>
    </style:style>
    <style:style style:name="P7" style:family="paragraph">
      <loext:graphic-properties draw:fill="solid" draw:fill-color="#c3c746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solid" draw:fill-color="#c2c745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gradient" draw:fill-color="#ffffff" draw:secondary-fill-color="#d4ea6b" draw:fill-gradient-name="Gradient_20_164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loext:opacity="100%" style:font-name="Comic Sans MS1" fo:font-size="12pt" fo:font-weight="normal" style:font-name-asian="Comic Sans MS1" style:font-size-asian="12pt" style:font-weight-asian="normal" style:font-name-complex="Comic Sans MS1" style:font-size-complex="12pt" style:font-weight-complex="normal"/>
    </style:style>
    <style:style style:name="T2" style:family="text">
      <style:text-properties fo:color="#c9211e" loext:opacity="100%" style:font-name="Comic Sans MS1" fo:font-size="9pt" fo:font-weight="bold" style:font-name-asian="Comic Sans MS1" style:font-size-asian="9pt" style:font-weight-asian="bold" style:font-name-complex="Comic Sans MS1" style:font-size-complex="9pt" style:font-weight-complex="bold"/>
    </style:style>
    <style:style style:name="T3" style:family="text">
      <style:text-properties fo:color="#000000" loext:opacity="100%" style:font-name="Comic Sans MS1" fo:font-size="9pt" fo:font-weight="bold" style:font-name-asian="Comic Sans MS1" style:font-size-asian="9pt" style:font-weight-asian="bold" style:font-name-complex="Comic Sans MS1" style:font-size-complex="9pt" style:font-weight-complex="bold"/>
    </style:style>
    <style:style style:name="T4" style:family="text">
      <style:text-properties fo:color="#000000" loext:opacity="100%" style:font-name="Comic Sans MS1" fo:font-size="12pt" fo:font-weight="normal" style:font-name-asian="Comic Sans MS1" style:font-size-asian="12pt" style:font-weight-asian="normal" style:font-name-complex="Comic Sans MS1" style:font-size-complex="12pt" style:font-weight-complex="normal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0.5cm" svg:y1="7.387cm" svg:x2="10.5cm" svg:y2="8.283cm">
          <text:p/>
        </draw:line>
        <draw:polygon draw:style-name="gr2" draw:text-style-name="P2" draw:layer="layout" svg:width="0.318cm" svg:height="0.317cm" svg:x="10.341cm" svg:y="8.262cm" svg:viewBox="0 0 319 318" draw:points="0,0 159,318 319,0">
          <text:p/>
        </draw:polygon>
        <draw:line draw:style-name="gr1" draw:text-style-name="P1" draw:layer="layout" svg:x1="18.238cm" svg:y1="9.851cm" svg:x2="18.238cm" svg:y2="10.747cm">
          <text:p/>
        </draw:line>
        <draw:polygon draw:style-name="gr2" draw:text-style-name="P2" draw:layer="layout" svg:width="0.318cm" svg:height="0.317cm" svg:x="18.079cm" svg:y="10.726cm" svg:viewBox="0 0 319 318" draw:points="0,0 160,318 319,0">
          <text:p/>
        </draw:polygon>
        <draw:line draw:style-name="gr1" draw:text-style-name="P1" draw:layer="layout" svg:x1="10.5cm" svg:y1="10.013cm" svg:x2="10.5cm" svg:y2="10.909cm">
          <text:p/>
        </draw:line>
        <draw:polygon draw:style-name="gr2" draw:text-style-name="P2" draw:layer="layout" svg:width="0.318cm" svg:height="0.318cm" svg:x="10.341cm" svg:y="10.888cm" svg:viewBox="0 0 319 319" draw:points="0,0 159,319 319,0">
          <text:p/>
        </draw:polygon>
        <draw:polygon draw:style-name="gr3" draw:text-style-name="P1" draw:layer="layout" svg:width="20.932cm" svg:height="29.667cm" svg:x="0.035cm" svg:y="0.017cm" svg:viewBox="0 0 20933 29668" draw:points="0,0 20933,0 20933,29668 0,29668">
          <text:p/>
        </draw:polygon>
        <draw:line draw:style-name="gr1" draw:text-style-name="P1" draw:layer="layout" svg:x1="13.65cm" svg:y1="6.575cm" svg:x2="15.77cm" svg:y2="6.575cm">
          <text:p/>
        </draw:line>
        <draw:polygon draw:style-name="gr2" draw:text-style-name="P2" draw:layer="layout" svg:width="0.318cm" svg:height="0.317cm" svg:x="15.749cm" svg:y="6.417cm" svg:viewBox="0 0 319 318" draw:points="0,318 319,159 0,0">
          <text:p/>
        </draw:polygon>
        <draw:line draw:style-name="gr1" draw:text-style-name="P1" draw:layer="layout" svg:x1="13.555cm" svg:y1="9.244cm" svg:x2="15.675cm" svg:y2="9.244cm">
          <text:p/>
        </draw:line>
        <draw:polygon draw:style-name="gr2" draw:text-style-name="P2" draw:layer="layout" svg:width="0.318cm" svg:height="0.318cm" svg:x="15.654cm" svg:y="9.085cm" svg:viewBox="0 0 319 319" draw:points="0,319 319,159 0,0">
          <text:p/>
        </draw:polygon>
        <draw:path draw:style-name="gr4" draw:text-style-name="P3" draw:layer="layout" svg:width="6.11cm" svg:height="1.408cm" svg:x="7.581cm" svg:y="6.053cm" svg:viewBox="0 0 6111 1409" svg:d="M5409 0c467 0 702 235 702 703 0 469-235 706-702 706h-4707c-468 0-702-237-702-706 0-468 234-703 702-703z">
          <text:p/>
        </draw:path>
        <draw:path draw:style-name="gr5" draw:text-style-name="P4" draw:layer="layout" svg:width="6.11cm" svg:height="1.407cm" svg:x="7.445cm" svg:y="5.826cm" svg:viewBox="0 0 6111 1408" svg:d="M5409 0c467 0 702 234 702 703s-235 705-702 705h-4707c-468 0-702-236-702-705s234-703 702-703z">
          <text:p/>
        </draw:path>
        <draw:path draw:style-name="gr4" draw:text-style-name="P3" draw:layer="layout" svg:width="6.11cm" svg:height="1.406cm" svg:x="7.581cm" svg:y="8.805cm" svg:viewBox="0 0 6111 1407" svg:d="M5409 0c467 0 702 234 702 703s-235 704-702 704h-4707c-468 0-702-235-702-704s234-703 702-703z">
          <text:p/>
        </draw:path>
        <draw:path draw:style-name="gr6" draw:text-style-name="P5" draw:layer="layout" svg:width="6.11cm" svg:height="1.406cm" svg:x="7.445cm" svg:y="8.577cm" svg:viewBox="0 0 6111 1407" svg:d="M5409 0c467 0 702 235 702 703 0 470-235 704-702 704h-4707c-468 0-702-234-702-704 0-468 234-703 702-703z">
          <text:p/>
        </draw:path>
        <draw:path draw:style-name="gr4" draw:text-style-name="P3" draw:layer="layout" svg:width="4.63cm" svg:height="1.405cm" svg:x="16.06cm" svg:y="8.673cm" svg:viewBox="0 0 4631 1406" svg:d="M4098 0c355 0 533 234 533 703s-178 703-533 703h-3565c-354 0-533-234-533-703s179-703 533-703z">
          <text:p/>
        </draw:path>
        <draw:path draw:style-name="gr6" draw:text-style-name="P5" draw:layer="layout" svg:width="4.63cm" svg:height="1.406cm" svg:x="15.924cm" svg:y="8.445cm" svg:viewBox="0 0 4631 1407" svg:d="M4098 0c355 0 533 235 533 703 0 469-178 704-533 704h-3564c-356 0-534-235-534-704 0-468 178-703 534-703z">
          <text:p/>
        </draw:path>
        <draw:path draw:style-name="gr4" draw:text-style-name="P3" draw:layer="layout" svg:width="4.688cm" svg:height="1.497cm" svg:x="16.06cm" svg:y="11.34cm" svg:viewBox="0 0 4689 1498" svg:d="M4151 0c358 0 538 248 538 747 0 500-180 751-538 751h-3612c-361 0-539-251-539-751 0-499 178-747 539-747z">
          <text:p/>
        </draw:path>
        <draw:path draw:style-name="gr6" draw:text-style-name="P5" draw:layer="layout" svg:width="4.688cm" svg:height="1.498cm" svg:x="15.924cm" svg:y="11.112cm" svg:viewBox="0 0 4689 1499" svg:d="M4151 0c358 0 538 250 538 749s-180 750-538 750h-3612c-361 0-539-251-539-750s178-749 539-749z">
          <text:p/>
        </draw:path>
        <draw:path draw:style-name="gr4" draw:text-style-name="P3" draw:layer="layout" svg:width="8.516cm" svg:height="1.705cm" svg:x="6.378cm" svg:y="2.891cm" svg:viewBox="0 0 8517 1706" svg:d="M7663 0c570 0 854 284 854 851 0 571-284 855-854 855h-6811c-568 0-852-284-852-855 0-567 284-851 852-851z">
          <text:p/>
        </draw:path>
        <draw:path draw:style-name="gr7" draw:text-style-name="P6" draw:layer="layout" svg:width="8.516cm" svg:height="1.706cm" svg:x="6.242cm" svg:y="2.663cm" svg:viewBox="0 0 8517 1707" svg:d="M7663 0c570 0 854 284 854 852 0 570-284 855-854 855h-6811c-568 0-852-285-852-855 0-568 284-852 852-852z">
          <text:p/>
        </draw:path>
        <draw:line draw:style-name="gr1" draw:text-style-name="P1" draw:layer="layout" svg:x1="10.5cm" svg:y1="4.464cm" svg:x2="10.5cm" svg:y2="5.545cm">
          <text:p/>
        </draw:line>
        <draw:polygon draw:style-name="gr2" draw:text-style-name="P2" draw:layer="layout" svg:width="0.318cm" svg:height="0.318cm" svg:x="10.341cm" svg:y="5.524cm" svg:viewBox="0 0 319 319" draw:points="0,0 159,319 319,0">
          <text:p/>
        </draw:polygon>
        <draw:path draw:style-name="gr4" draw:text-style-name="P3" draw:layer="layout" svg:width="6.11cm" svg:height="1.408cm" svg:x="7.581cm" svg:y="11.431cm" svg:viewBox="0 0 6111 1409" svg:d="M5409 0c467 0 702 235 702 703 0 470-235 706-702 706h-4707c-468 0-702-236-702-706 0-468 234-703 702-703z">
          <text:p/>
        </draw:path>
        <draw:path draw:style-name="gr8" draw:text-style-name="P7" draw:layer="layout" svg:width="6.11cm" svg:height="1.407cm" svg:x="7.445cm" svg:y="11.204cm" svg:viewBox="0 0 6111 1408" svg:d="M5409 0c467 0 702 234 702 702 0 470-235 706-702 706h-4707c-468 0-702-236-702-706 0-468 234-702 702-702z">
          <text:p/>
        </draw:path>
        <draw:line draw:style-name="gr1" draw:text-style-name="P1" draw:layer="layout" svg:x1="4.415cm" svg:y1="13.95cm" svg:x2="17.194cm" svg:y2="13.95cm">
          <text:p/>
        </draw:line>
        <draw:line draw:style-name="gr1" draw:text-style-name="P1" draw:layer="layout" svg:x1="10.523cm" svg:y1="12.701cm" svg:x2="10.523cm" svg:y2="13.597cm">
          <text:p/>
        </draw:line>
        <draw:polygon draw:style-name="gr2" draw:text-style-name="P2" draw:layer="layout" svg:width="0.318cm" svg:height="0.318cm" svg:x="10.364cm" svg:y="13.576cm" svg:viewBox="0 0 319 319" draw:points="0,0 159,319 319,0">
          <text:p/>
        </draw:polygon>
        <draw:path draw:style-name="gr4" draw:text-style-name="P3" draw:layer="layout" svg:width="6.11cm" svg:height="1.406cm" svg:x="1.515cm" svg:y="15.356cm" svg:viewBox="0 0 6111 1407" svg:d="M5409 0c467 0 702 233 702 700 0 470-235 707-702 707h-4707c-468 0-702-237-702-707 0-467 234-700 702-700z">
          <text:p/>
        </draw:path>
        <draw:path draw:style-name="gr8" draw:text-style-name="P7" draw:layer="layout" svg:width="6.11cm" svg:height="1.406cm" svg:x="1.379cm" svg:y="15.128cm" svg:viewBox="0 0 6111 1407" svg:d="M5409 0c467 0 702 233 702 701 0 470-235 706-702 706h-4707c-468 0-702-236-702-706 0-468 234-701 702-701z">
          <text:p/>
        </draw:path>
        <draw:path draw:style-name="gr4" draw:text-style-name="P3" draw:layer="layout" svg:width="6.168cm" svg:height="1.754cm" svg:x="1.515cm" svg:y="18.042cm" svg:viewBox="0 0 6169 1755" svg:d="M5460 0c473 0 709 291 709 876 0 586-236 879-709 879h-4751c-473 0-709-293-709-879 0-585 236-876 709-876z">
          <text:p/>
        </draw:path>
        <draw:path draw:style-name="gr8" draw:text-style-name="P7" draw:layer="layout" svg:width="6.168cm" svg:height="1.753cm" svg:x="1.379cm" svg:y="17.815cm" svg:viewBox="0 0 6169 1754" svg:d="M5460 0c473 0 709 291 709 876s-236 878-709 878h-4751c-473 0-709-293-709-878s236-876 709-876z">
          <text:p/>
        </draw:path>
        <draw:frame draw:style-name="gr9" draw:text-style-name="P9" draw:layer="layout" svg:width="3.681cm" svg:height="0.59cm" svg:x="16.499cm" svg:y="11.496cm">
          <draw:text-box>
            <text:p text:style-name="P8"><text:span text:style-name="T1">Session utilisateur</text:span></text:p>
          </draw:text-box>
        </draw:frame>
        <draw:frame draw:style-name="gr10" draw:text-style-name="P10" draw:layer="layout" svg:width="4.841cm" svg:height="0.446cm" svg:x="2.215cm" svg:y="18.107cm">
          <draw:text-box>
            <text:p text:style-name="P8"><text:span text:style-name="T2">Le chef de Sce fait la dde de </text:span></text:p>
          </draw:text-box>
        </draw:frame>
        <draw:frame draw:style-name="gr10" draw:text-style-name="P10" draw:layer="layout" svg:width="4.515cm" svg:height="0.446cm" svg:x="2.362cm" svg:y="18.55cm">
          <draw:text-box>
            <text:p text:style-name="P8"><text:span text:style-name="T2">certificat « AC3-finances » </text:span></text:p>
          </draw:text-box>
        </draw:frame>
        <draw:path draw:style-name="gr4" draw:text-style-name="P3" draw:layer="layout" svg:width="6.172cm" svg:height="1.498cm" svg:x="1.515cm" svg:y="21.053cm" svg:viewBox="0 0 6173 1499" svg:d="M5026 0c766 0 1147 249 1147 749 0 499-381 750-1147 750h-3882c-763 0-1144-251-1144-750 0-500 381-749 1144-749z">
          <text:p/>
        </draw:path>
        <draw:path draw:style-name="gr11" draw:text-style-name="P11" draw:layer="layout" svg:width="6.172cm" svg:height="1.497cm" svg:x="1.379cm" svg:y="20.826cm" svg:viewBox="0 0 6173 1498" svg:d="M5026 0c766 0 1147 248 1147 748s-381 750-1147 750h-3881c-764 0-1145-250-1145-750s381-748 1145-748z">
          <text:p/>
        </draw:path>
        <draw:frame draw:style-name="gr10" draw:text-style-name="P10" draw:layer="layout" svg:width="2.343cm" svg:height="0.446cm" svg:x="3.38cm" svg:y="18.993cm">
          <draw:text-box>
            <text:p text:style-name="P8"><text:span text:style-name="T2">(Chorus Totem)</text:span></text:p>
          </draw:text-box>
        </draw:frame>
        <draw:frame draw:style-name="gr10" draw:text-style-name="P10" draw:layer="layout" svg:width="0.916cm" svg:height="0.446cm" svg:x="4.142cm" svg:y="20.947cm">
          <draw:text-box>
            <text:p text:style-name="P8"><text:span text:style-name="T3">Mail :</text:span></text:p>
          </draw:text-box>
        </draw:frame>
        <draw:frame draw:style-name="gr10" draw:text-style-name="P10" draw:layer="layout" svg:width="1.907cm" svg:height="0.446cm" svg:x="3.648cm" svg:y="21.39cm">
          <draw:text-box>
            <text:p text:style-name="P8"><text:span text:style-name="T3">* identifiant</text:span></text:p>
          </draw:text-box>
        </draw:frame>
        <draw:line draw:style-name="gr1" draw:text-style-name="P1" draw:layer="layout" svg:x1="4.434cm" svg:y1="13.95cm" svg:x2="4.434cm" svg:y2="14.846cm">
          <text:p/>
        </draw:line>
        <draw:polygon draw:style-name="gr2" draw:text-style-name="P2" draw:layer="layout" svg:width="0.318cm" svg:height="0.318cm" svg:x="4.275cm" svg:y="14.825cm" svg:viewBox="0 0 319 319" draw:points="0,0 160,319 319,0">
          <text:p/>
        </draw:polygon>
        <draw:line draw:style-name="gr1" draw:text-style-name="P1" draw:layer="layout" svg:x1="4.367cm" svg:y1="16.531cm" svg:x2="4.367cm" svg:y2="17.429cm">
          <text:p/>
        </draw:line>
        <draw:polygon draw:style-name="gr2" draw:text-style-name="P2" draw:layer="layout" svg:width="0.318cm" svg:height="0.318cm" svg:x="4.208cm" svg:y="17.407cm" svg:viewBox="0 0 319 319" draw:points="0,0 160,319 319,0">
          <text:p/>
        </draw:polygon>
        <draw:line draw:style-name="gr1" draw:text-style-name="P1" draw:layer="layout" svg:x1="4.367cm" svg:y1="19.568cm" svg:x2="4.367cm" svg:y2="20.464cm">
          <text:p/>
        </draw:line>
        <draw:polygon draw:style-name="gr2" draw:text-style-name="P2" draw:layer="layout" svg:width="0.318cm" svg:height="0.317cm" svg:x="4.208cm" svg:y="20.443cm" svg:viewBox="0 0 319 318" draw:points="0,0 160,318 319,0">
          <text:p/>
        </draw:polygon>
        <draw:path draw:style-name="gr4" draw:text-style-name="P3" draw:layer="layout" svg:width="6.17cm" svg:height="1.5cm" svg:x="14.347cm" svg:y="15.421cm" svg:viewBox="0 0 6171 1501" svg:d="M5462 0c473 0 709 251 709 751 0 499-236 750-709 750h-4753c-473 0-709-251-709-750 0-500 236-751 709-751z">
          <text:p/>
        </draw:path>
        <draw:path draw:style-name="gr8" draw:text-style-name="P7" draw:layer="layout" svg:width="6.17cm" svg:height="1.499cm" svg:x="14.211cm" svg:y="15.194cm" svg:viewBox="0 0 6171 1500" svg:d="M5462 0c473 0 709 250 709 750 0 499-236 750-709 750h-4753c-472 0-709-251-709-750 0-500 237-750 709-750z">
          <text:p/>
        </draw:path>
        <draw:frame draw:style-name="gr10" draw:text-style-name="P10" draw:layer="layout" svg:width="2.195cm" svg:height="0.446cm" svg:x="3.508cm" svg:y="21.833cm">
          <draw:text-box>
            <text:p text:style-name="P8"><text:span text:style-name="T3">* mot de pase</text:span></text:p>
          </draw:text-box>
        </draw:frame>
        <draw:frame draw:style-name="gr10" draw:text-style-name="P10" draw:layer="layout" svg:width="3.617cm" svg:height="0.446cm" svg:x="15.492cm" svg:y="15.324cm">
          <draw:text-box>
            <text:p text:style-name="P8"><text:span text:style-name="T3">Demande de certificat </text:span></text:p>
          </draw:text-box>
        </draw:frame>
        <draw:frame draw:style-name="gr10" draw:text-style-name="P10" draw:layer="layout" svg:width="3.871cm" svg:height="0.446cm" svg:x="15.349cm" svg:y="15.767cm">
          <draw:text-box>
            <text:p text:style-name="P8"><text:span text:style-name="T3">« AC3-DGFIP » (Chorus)</text:span></text:p>
          </draw:text-box>
        </draw:frame>
        <draw:line draw:style-name="gr1" draw:text-style-name="P1" draw:layer="layout" svg:x1="17.194cm" svg:y1="13.95cm" svg:x2="17.194cm" svg:y2="14.846cm">
          <text:p/>
        </draw:line>
        <draw:polygon draw:style-name="gr2" draw:text-style-name="P2" draw:layer="layout" svg:width="0.318cm" svg:height="0.318cm" svg:x="17.035cm" svg:y="14.825cm" svg:viewBox="0 0 319 319" draw:points="0,0 159,319 319,0">
          <text:p/>
        </draw:polygon>
        <draw:path draw:style-name="gr4" draw:text-style-name="P3" draw:layer="layout" svg:width="6.17cm" svg:height="1.5cm" svg:x="14.347cm" svg:y="18.162cm" svg:viewBox="0 0 6171 1501" svg:d="M5462 0c473 0 709 251 709 751 0 499-236 750-709 750h-4753c-473 0-709-251-709-750 0-500 236-751 709-751z">
          <text:p/>
        </draw:path>
        <draw:path draw:style-name="gr8" draw:text-style-name="P7" draw:layer="layout" svg:width="6.17cm" svg:height="1.499cm" svg:x="14.211cm" svg:y="17.935cm" svg:viewBox="0 0 6171 1500" svg:d="M5462 0c473 0 709 250 709 749 0 501-236 751-709 751h-4753c-472 0-709-250-709-751 0-499 237-749 709-749z">
          <text:p/>
        </draw:path>
        <draw:frame draw:style-name="gr10" draw:text-style-name="P10" draw:layer="layout" svg:width="3.846cm" svg:height="0.446cm" svg:x="15.378cm" svg:y="16.21cm">
          <draw:text-box>
            <text:p text:style-name="P8"><text:span text:style-name="T3">IDNOMIC/ESI Marseille</text:span></text:p>
          </draw:text-box>
        </draw:frame>
        <draw:frame draw:style-name="gr10" draw:text-style-name="P10" draw:layer="layout" svg:width="4.557cm" svg:height="0.446cm" svg:x="15.023cm" svg:y="18.065cm">
          <draw:text-box>
            <text:p text:style-name="P8"><text:span text:style-name="T3">Demande de lien de 1ère Cnx</text:span></text:p>
          </draw:text-box>
        </draw:frame>
        <draw:frame draw:style-name="gr10" draw:text-style-name="P10" draw:layer="layout" svg:width="3.439cm" svg:height="0.446cm" svg:x="15.577cm" svg:y="18.508cm">
          <draw:text-box>
            <text:p text:style-name="P8"><text:span text:style-name="T3">(mission prépa Chorus)</text:span></text:p>
          </draw:text-box>
        </draw:frame>
        <draw:line draw:style-name="gr1" draw:text-style-name="P1" draw:layer="layout" svg:x1="17.194cm" svg:y1="16.691cm" svg:x2="17.194cm" svg:y2="17.587cm">
          <text:p/>
        </draw:line>
        <draw:polygon draw:style-name="gr2" draw:text-style-name="P2" draw:layer="layout" svg:width="0.318cm" svg:height="0.318cm" svg:x="17.035cm" svg:y="17.566cm" svg:viewBox="0 0 319 319" draw:points="0,0 159,319 319,0">
          <text:p/>
        </draw:polygon>
        <draw:path draw:style-name="gr4" draw:text-style-name="P3" draw:layer="layout" svg:width="6.17cm" svg:height="1.5cm" svg:x="14.347cm" svg:y="20.903cm" svg:viewBox="0 0 6171 1501" svg:d="M5462 0c473 0 709 251 709 748 0 502-236 753-709 753h-4753c-473 0-709-251-709-753 0-497 236-748 709-748z">
          <text:p/>
        </draw:path>
        <draw:path draw:style-name="gr8" draw:text-style-name="P7" draw:layer="layout" svg:width="6.17cm" svg:height="1.499cm" svg:x="14.211cm" svg:y="20.676cm" svg:viewBox="0 0 6171 1500" svg:d="M5462 0c473 0 709 250 709 748 0 502-236 752-709 752h-4753c-472 0-709-250-709-752 0-498 237-748 709-748z">
          <text:p/>
        </draw:path>
        <draw:frame draw:style-name="gr10" draw:text-style-name="P10" draw:layer="layout" svg:width="2.47cm" svg:height="0.446cm" svg:x="16.06cm" svg:y="18.951cm">
          <draw:text-box>
            <text:p text:style-name="P8"><text:span text:style-name="T3">Sur thunderbird</text:span></text:p>
          </draw:text-box>
        </draw:frame>
        <draw:frame draw:style-name="gr10" draw:text-style-name="P10" draw:layer="layout" svg:width="3.579cm" svg:height="0.446cm" svg:x="15.512cm" svg:y="20.997cm">
          <draw:text-box>
            <text:p text:style-name="P8"><text:span text:style-name="T3">Réception de lien / mèl</text:span></text:p>
          </draw:text-box>
        </draw:frame>
        <draw:line draw:style-name="gr1" draw:text-style-name="P1" draw:layer="layout" svg:x1="17.194cm" svg:y1="19.432cm" svg:x2="17.194cm" svg:y2="20.328cm">
          <text:p/>
        </draw:line>
        <draw:polygon draw:style-name="gr2" draw:text-style-name="P2" draw:layer="layout" svg:width="0.318cm" svg:height="0.318cm" svg:x="17.035cm" svg:y="20.307cm" svg:viewBox="0 0 319 319" draw:points="0,0 159,319 319,0">
          <text:p/>
        </draw:polygon>
        <draw:path draw:style-name="gr4" draw:text-style-name="P3" draw:layer="layout" svg:width="6.17cm" svg:height="1.5cm" svg:x="14.347cm" svg:y="23.646cm" svg:viewBox="0 0 6171 1501" svg:d="M5462 0c473 0 709 251 709 748 0 502-236 753-709 753h-4753c-473 0-709-251-709-753 0-497 236-748 709-748z">
          <text:p/>
        </draw:path>
        <draw:path draw:style-name="gr8" draw:text-style-name="P7" draw:layer="layout" svg:width="6.17cm" svg:height="1.499cm" svg:x="14.211cm" svg:y="23.419cm" svg:viewBox="0 0 6171 1500" svg:d="M5462 0c473 0 709 250 709 748 0 501-236 752-709 752h-4753c-472 0-709-251-709-752 0-498 237-748 709-748z">
          <text:p/>
        </draw:path>
        <draw:frame draw:style-name="gr10" draw:text-style-name="P10" draw:layer="layout" svg:width="4.007cm" svg:height="0.446cm" svg:x="15.298cm" svg:y="21.439cm">
          <draw:text-box>
            <text:p text:style-name="P8"><text:span text:style-name="T3">à cliquer sur thunderbird </text:span></text:p>
          </draw:text-box>
        </draw:frame>
        <draw:frame draw:style-name="gr10" draw:text-style-name="P10" draw:layer="layout" svg:width="5.501cm" svg:height="0.446cm" svg:x="14.545cm" svg:y="23.74cm">
          <draw:text-box>
            <text:p text:style-name="P8"><text:span text:style-name="T3">Demande de certificat IGC « AC3-</text:span></text:p>
          </draw:text-box>
        </draw:frame>
        <draw:frame draw:style-name="gr10" draw:text-style-name="P10" draw:layer="layout" svg:width="2.927cm" svg:height="0.446cm" svg:x="15.826cm" svg:y="24.182cm">
          <draw:text-box>
            <text:p text:style-name="P8"><text:span text:style-name="T3">finances » (Totem)</text:span></text:p>
          </draw:text-box>
        </draw:frame>
        <draw:line draw:style-name="gr1" draw:text-style-name="P1" draw:layer="layout" svg:x1="17.194cm" svg:y1="22.175cm" svg:x2="17.194cm" svg:y2="23.071cm">
          <text:p/>
        </draw:line>
        <draw:polygon draw:style-name="gr2" draw:text-style-name="P2" draw:layer="layout" svg:width="0.318cm" svg:height="0.318cm" svg:x="17.035cm" svg:y="23.05cm" svg:viewBox="0 0 319 319" draw:points="0,0 159,319 319,0">
          <text:p/>
        </draw:polygon>
        <draw:path draw:style-name="gr4" draw:text-style-name="P3" draw:layer="layout" svg:width="6.17cm" svg:height="1.499cm" svg:x="14.345cm" svg:y="26.504cm" svg:viewBox="0 0 6171 1500" svg:d="M5462 0c473 0 709 250 709 748 0 502-236 752-709 752h-4753c-472 0-709-250-709-752 0-498 237-748 709-748z">
          <text:p/>
        </draw:path>
        <draw:path draw:style-name="gr8" draw:text-style-name="P7" draw:layer="layout" svg:width="6.17cm" svg:height="1.499cm" svg:x="14.209cm" svg:y="26.276cm" svg:viewBox="0 0 6171 1500" svg:d="M5462 0c473 0 709 251 709 748 0 501-236 752-709 752h-4753c-472 0-709-251-709-752 0-497 237-748 709-748z">
          <text:p/>
        </draw:path>
        <draw:frame draw:style-name="gr10" draw:text-style-name="P10" draw:layer="layout" svg:width="0.317cm" svg:height="0.446cm" svg:x="17.228cm" svg:y="24.625cm">
          <draw:text-box>
            <text:p text:style-name="P8"><text:span text:style-name="T3"><text:s/></text:span></text:p>
          </draw:text-box>
        </draw:frame>
        <draw:frame draw:style-name="gr10" draw:text-style-name="P10" draw:layer="layout" svg:width="5.886cm" svg:height="0.446cm" svg:x="14.422cm" svg:y="26.597cm">
          <draw:text-box>
            <text:p text:style-name="P8"><text:span text:style-name="T3">À récupérer sur la BAL « Finances » </text:span></text:p>
          </draw:text-box>
        </draw:frame>
        <draw:line draw:style-name="gr1" draw:text-style-name="P1" draw:layer="layout" svg:x1="17.192cm" svg:y1="25.033cm" svg:x2="17.192cm" svg:y2="25.929cm">
          <text:p/>
        </draw:line>
        <draw:polygon draw:style-name="gr2" draw:text-style-name="P2" draw:layer="layout" svg:width="0.318cm" svg:height="0.317cm" svg:x="17.033cm" svg:y="25.908cm" svg:viewBox="0 0 319 318" draw:points="0,0 159,318 319,0">
          <text:p/>
        </draw:polygon>
        <draw:frame draw:style-name="gr10" draw:text-style-name="P10" draw:layer="layout" svg:width="1.725cm" svg:height="0.446cm" svg:x="16.434cm" svg:y="27.04cm">
          <draw:text-box>
            <text:p text:style-name="P8"><text:span text:style-name="T3">OUTLOOK </text:span></text:p>
          </draw:text-box>
        </draw:frame>
        <draw:frame draw:style-name="gr9" draw:text-style-name="P9" draw:layer="layout" svg:width="1.742cm" svg:height="0.59cm" svg:x="9.738cm" svg:y="6.182cm">
          <draw:text-box>
            <text:p text:style-name="P8"><text:span text:style-name="T4">Annuaire</text:span></text:p>
          </draw:text-box>
        </draw:frame>
        <draw:frame draw:style-name="gr9" draw:text-style-name="P9" draw:layer="layout" svg:width="1.907cm" svg:height="0.59cm" svg:x="9.615cm" svg:y="8.939cm">
          <draw:text-box>
            <text:p text:style-name="P8"><text:span text:style-name="T1">Gestanais</text:span></text:p>
          </draw:text-box>
        </draw:frame>
        <draw:frame draw:style-name="gr9" draw:text-style-name="P9" draw:layer="layout" svg:width="2.622cm" svg:height="0.59cm" svg:x="17cm" svg:y="8.806cm">
          <draw:text-box>
            <text:p text:style-name="P8"><text:span text:style-name="T1">Mot de passe</text:span></text:p>
          </draw:text-box>
        </draw:frame>
        <draw:frame draw:style-name="gr9" draw:text-style-name="P9" draw:layer="layout" svg:width="3.71cm" svg:height="0.59cm" svg:x="8.645cm" svg:y="3.16cm">
          <draw:text-box>
            <text:p text:style-name="P8"><text:span text:style-name="T1">Utilisateur inconnu</text:span></text:p>
          </draw:text-box>
        </draw:frame>
        <draw:frame draw:style-name="gr9" draw:text-style-name="P9" draw:layer="layout" svg:width="1.357cm" svg:height="0.59cm" svg:x="9.947cm" svg:y="11.614cm">
          <draw:text-box>
            <text:p text:style-name="P8"><text:span text:style-name="T4">Chorus</text:span></text:p>
          </draw:text-box>
        </draw:frame>
        <draw:frame draw:style-name="gr9" draw:text-style-name="P9" draw:layer="layout" svg:width="4.587cm" svg:height="0.59cm" svg:x="2.297cm" svg:y="15.252cm">
          <draw:text-box>
            <text:p text:style-name="P8"><text:span text:style-name="T4">Demande de certificat </text:span></text:p>
          </draw:text-box>
        </draw:frame>
        <draw:path draw:style-name="gr4" draw:text-style-name="P3" draw:layer="layout" svg:width="4.452cm" svg:height="1.498cm" svg:x="16.169cm" svg:y="6.067cm" svg:viewBox="0 0 4453 1499" svg:d="M3942 0c340 0 511 249 511 749 0 499-171 750-511 750h-3430c-341 0-512-251-512-750 0-500 171-749 512-749z">
          <text:p/>
        </draw:path>
        <draw:path draw:style-name="gr5" draw:text-style-name="P4" draw:layer="layout" svg:width="4.452cm" svg:height="1.497cm" svg:x="16.033cm" svg:y="5.84cm" svg:viewBox="0 0 4453 1498" svg:d="M3941 0c341 0 512 248 512 748s-171 750-512 750h-3429c-341 0-512-250-512-750s171-748 512-748z">
          <text:p/>
        </draw:path>
        <draw:frame draw:style-name="gr9" draw:text-style-name="P9" draw:layer="layout" svg:width="3.634cm" svg:height="0.59cm" svg:x="2.709cm" svg:y="15.842cm">
          <draw:text-box>
            <text:p text:style-name="P8"><text:span text:style-name="T4">classique IGC/AIP</text:span></text:p>
          </draw:text-box>
        </draw:frame>
        <draw:frame draw:style-name="gr9" draw:text-style-name="P9" draw:layer="layout" svg:width="3.528cm" svg:height="0.59cm" svg:x="16.674cm" svg:y="6.026cm">
          <draw:text-box>
            <text:p text:style-name="P8"><text:span text:style-name="T4">Renseignements : </text:span></text:p>
          </draw:text-box>
        </draw:frame>
        <draw:frame draw:style-name="gr9" draw:text-style-name="P9" draw:layer="layout" svg:width="2.11cm" svg:height="0.59cm" svg:x="17.316cm" svg:y="6.617cm">
          <draw:text-box>
            <text:p text:style-name="P8"><text:span text:style-name="T4">identifiant</text:span></text:p>
          </draw:text-box>
        </draw:frame>
        <draw:frame draw:style-name="gr9" draw:text-style-name="P9" draw:layer="layout" svg:width="1.272cm" svg:height="0.59cm" svg:x="10.947cm" svg:y="10.314cm">
          <draw:text-box>
            <text:p text:style-name="P8"><text:span text:style-name="T4">Besoin</text:span></text:p>
          </draw:text-box>
        </draw:frame>
        <draw:frame draw:style-name="gr9" draw:text-style-name="P9" draw:layer="layout" svg:width="2.394cm" svg:height="0.59cm" svg:x="6.727cm" svg:y="13.181cm">
          <draw:text-box>
            <text:p text:style-name="P8"><text:span text:style-name="T4">Hors DGFIP</text:span></text:p>
          </draw:text-box>
        </draw:frame>
        <draw:frame draw:style-name="gr9" draw:text-style-name="P9" draw:layer="layout" svg:width="1.306cm" svg:height="0.59cm" svg:x="12.43cm" svg:y="13.181cm">
          <draw:text-box>
            <text:p text:style-name="P8"><text:span text:style-name="T4">DGFIP</text:span></text:p>
          </draw:text-box>
        </draw:frame>
        <draw:custom-shape draw:name="Gray" draw:style-name="gr12" draw:text-style-name="P13" draw:layer="layout" svg:width="17.25cm" svg:height="1.011cm" svg:x="2cm" svg:y="1cm">
          <text:p text:style-name="P12"><text:span text:style-name="T5">Attribution de certificat AC3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mic Sans MS" svg:font-family="'Comic Sans MS'" style:font-pitch="variable"/>
    <style:font-face style:name="Comic Sans MS1" svg:font-family="'Comic Sans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64" draw:display-name="Gradient 164" draw:style="linear" draw:start-color="#80808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stroke-dash20" draw:style="rect" draw:dots1="2" draw:dots1-length="0.07cm" draw:distance="0.0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04T11:59:18.354000000</dc:date>
    <meta:editing-duration>PT2M8S</meta:editing-duration>
    <meta:editing-cycles>1</meta:editing-cycles>
    <meta:document-statistic meta:object-count="95"/>
    <meta:generator>LibreOffice/7.5.3.2$Windows_X86_64 LibreOffice_project/9f56dff12ba03b9acd7730a5a481eea045e468f3</meta:generator>
  </office:meta>
</office:document-meta>
</file>